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5396" officeooo:paragraph-rsid="00085396"/>
    </style:style>
    <style:style style:name="P2" style:family="paragraph" style:parent-style-name="Standard">
      <style:text-properties officeooo:rsid="000a2fd7" officeooo:paragraph-rsid="000a2fd7"/>
    </style:style>
    <style:style style:name="P3" style:family="paragraph" style:parent-style-name="Standard">
      <style:text-properties officeooo:rsid="000d7570" officeooo:paragraph-rsid="000d7570"/>
    </style:style>
    <style:style style:name="P4" style:family="paragraph" style:parent-style-name="Standard">
      <style:text-properties officeooo:rsid="000d7570" officeooo:paragraph-rsid="000d7570"/>
    </style:style>
    <style:style style:name="P5" style:family="paragraph" style:parent-style-name="Standard">
      <style:text-properties officeooo:rsid="000eef5c" officeooo:paragraph-rsid="000eef5c"/>
    </style:style>
    <style:style style:name="P6" style:family="paragraph" style:parent-style-name="Standard">
      <style:text-properties officeooo:rsid="000f4998" officeooo:paragraph-rsid="000f4998"/>
    </style:style>
    <style:style style:name="T1" style:family="text">
      <style:text-properties officeooo:rsid="000c2b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(Hash)</text:span>Map</text:p>
      <text:p text:style-name="P1"/>
      <text:p text:style-name="P1">Tiefensuche</text:p>
      <text:p text:style-name="P1"/>
      <text:p text:style-name="P2">Baum</text:p>
      <text:p text:style-name="P2"/>
      <text:p text:style-name="P3">Schubvektorsteuerung</text:p>
      <text:p text:style-name="P3"/>
      <text:p text:style-name="P5">Gyroskop</text:p>
      <text:p text:style-name="P5"/>
      <text:p text:style-name="P5">Reaktionsräder</text:p>
      <text:p text:style-name="P5"/>
      <text:p text:style-name="P5">UDP (TCP-IP)</text:p>
      <text:p text:style-name="P5"/>
      <text:p text:style-name="P6">Hash(MD5) </text:p>
      <text:p text:style-name="P6"/>
      <text:p text:style-name="P6">RP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2M</meta:editing-duration>
    <meta:editing-cycles>8</meta:editing-cycles>
    <meta:generator>LibreOffice/4.1.4.2$Windows_x86 LibreOffice_project/0a0440ccc0227ad9829de5f46be37cfb6edcf72</meta:generator>
    <dc:date>2014-10-16T01:08:18.416000000</dc:date>
    <meta:document-statistic meta:table-count="0" meta:image-count="0" meta:object-count="0" meta:page-count="1" meta:paragraph-count="9" meta:word-count="10" meta:character-count="91" meta:non-whitespace-character-count="89"/>
    <meta:user-defined meta:name="Info 1"/>
    <meta:user-defined meta:name="Info 2"/>
    <meta:user-defined meta:name="Info 3"/>
    <meta:user-defined meta:name="Info 4"/>
  </office:meta>
</office:document-meta>
</file>